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irsch Graetz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Historical lecture/</text:p>
      <text:p text:style-name="P2">1<text:span text:style-name="T1">st</text:span><text:span text:style-name="T2">/</text:span></text:p>
      <text:p text:style-name="P6"/>
      <text:p text:style-name="P7">[Page 1]</text:p>
      <text:p text:style-name="P3"><text:span text:style-name="T2"><text:tab/>Brethren. <text:s/>A well-founded boast of the age in which/ we live is that the history of olden times, has claimed/ the serious attention of scholars. <text:s/>Jews and Christians have </text:span><text:span text:style-name="T4">go</text:span><text:span text:style-name="T6"> alike/ </text:span><text:span text:style-name="T4">gone deeply searched</text:span><text:span text:style-name="T6"> dived into that subject, and they have laid before the/ reading public, in a larger or smaller size, and in a more or/ less attractive form, volumes recalling events which affected/ the religious, social and political condition of once famous na-/-tions. <text:s/>It cannot be </text:span><text:span text:style-name="T4">a cause</text:span><text:span text:style-name="T6"> therefore a matter of surprise </text:span><text:span text:style-name="T4">to find</text:span><text:span text:style-name="T6"> that/ the past of our people should have drawn to it the minds of the thought-/-ful; for, Israel preceeded[sic!] some of those nations of antiquity, it met/ others as contemporaries face to face, and it has outlived/ many to this day. <text:s/>The writers who/ have </text:span><text:span text:style-name="T4">taken up</text:span><text:span text:style-name="T6"> discussed Biblical and post-Biblical </text:span><text:span text:style-name="T4">subjects</text:span><text:span text:style-name="T6"> topics are very nu-/-merous </text:span><text:span text:style-name="T4">but</text:span><text:span text:style-name="T6"> and not at all confined to any nationality. <text:s/>English &amp; French, Italians and Dutch, Swede and Poles have contributed to swell up that stream of learning. <text:s/>But without intending it as a detraction of the merits/ of any, I must do the Germans the justice to say that/ they have shown an unsurpassed activity in that line of study./ <text:s/>I am free though to admit that Judging[sic!] of their labors, as far as I can gather from extracts/ and quotations in various translations, I </text:span><text:span text:style-name="T4">must</text:span><text:span text:style-name="T6"> disapprove of the spirit of/ daring criticism generally prevailing, but I cannot help/ admiring </text:span><text:span text:style-name="T4">a</text:span><text:span text:style-name="T6"> a most patient research</text:span><text:span text:style-name="T4">ing</text:span><text:span text:style-name="T6">, and </text:span><text:span text:style-name="T4">an</text:span><text:span text:style-name="T6"> untiring industry./ <text:s/>No one has </text:span><text:span text:style-name="T4">labored more</text:span><text:span text:style-name="T6"> worked with greater diligence</text:span><text:span text:style-name="T4">ly</text:span><text:span text:style-name="T6"> than our coreligionist,/ Hirsch Graetz. <text:s/>His success is a history in eleven volumes,/</text:span></text:p>
      <text:p text:style-name="P8"><text:soft-page-break/></text:p>
      <text:p text:style-name="P8">[Page 2]</text:p>
      <text:p text:style-name="P3"><text:span text:style-name="T6">--to which, I think, he </text:span><text:span text:style-name="T4">has lately</text:span><text:span text:style-name="T6"> is adding a twelfth, ranging/ from the birth of our nationality to the present </text:span><text:span text:style-name="T4">time.</text:span><text:span text:style-name="T6"> century. <text:s/>An/ abridgment of that colossal work has been promised in English/ and French, but neither has yet appeared. <text:s/>When </text:span><text:span text:style-name="T4">Mr Magnus</text:span><text:span text:style-name="T6"> the Revd Mr Magnus/ of London and Rabbi Wogue </text:span><text:span text:style-name="T4">of</text:span><text:span text:style-name="T6"> Editor of the </text:span><text:span text:style-name="T7">Univers Israelite</text:span><text:span text:style-name="T8"> at Paris shall have completed/ their undertakings, they will have </text:span><text:span text:style-name="T5">greatly</text:span><text:span text:style-name="T8"> invaluably benefitted[sic!] those who/ cannot understand the original./</text:span></text:p>
      <text:p text:style-name="P3"><text:span text:style-name="T8">Now: with regard to </text:span><text:span text:style-name="T5">what happened to</text:span><text:span text:style-name="T8"> events which befell our ancestors from/ the </text:span><text:span text:style-name="T5">period</text:span><text:span text:style-name="T8"> time that Abram the Hebrew left home and kindred,/ </text:span><text:span text:style-name="T5">and travelled abroad, where he might spread out wile</text:span><text:span text:style-name="T8"> --to spread abroad his reli-/-gious </text:span><text:span text:style-name="T5">views connection</text:span><text:span text:style-name="T8"> sentiments--to the period of the Babylonian captivity,/ </text:span><text:span text:style-name="T5">we</text:span><text:span text:style-name="T8"> all may consult the books, commonly called "the Bible."/ <text:s/></text:span><text:span text:style-name="T5">All men</text:span><text:span text:style-name="T8"> Every person can read them, </text:span><text:span text:style-name="T5">for</text:span><text:span text:style-name="T8"> because there is scarcely a language,/ or a dialect spoken throughout the world, into which </text:span><text:span text:style-name="T5">the</text:span><text:span text:style-name="T8"> our Scriptures/ have not been rendered. <text:s/>I do not assert that the contents/ is always clear to our intelligence. <text:s/>Such a declaration would/ be worse than folly. <text:s/>It would betray the shame of having/ never given the writings which </text:span><text:span text:style-name="T5">should serve us as a</text:span><text:span text:style-name="T8"> have treasured up the learning of over a/ </text:span><text:span text:style-name="T5">standard of duty</text:span><text:span text:style-name="T8"> thousand years and of scores of minds, a careful perusal. <text:s/>I, for my part,/ confess that </text:span><text:span text:style-name="T5">my</text:span><text:span text:style-name="T8"> long studies have been insufficient to explain/ to me innumerable passages in Holy Writ. <text:s/>But what I/ meant to say is, that, while the history and literature of our/</text:span></text:p>
      <text:p text:style-name="P3"><text:span text:style-name="T8"/></text:p>
      <text:p text:style-name="P3"><text:span text:style-name="T8">[Page 3]</text:span></text:p>
      <text:p text:style-name="P3"><text:span text:style-name="T8">people in early times are comprised in </text:span><text:span text:style-name="T5">very widely</text:span><text:span text:style-name="T8"> universally/ known volumes--the Bible--, our history and literature/ in the ages succeeding the exile</text:span><text:span text:style-name="T5">s</text:span><text:span text:style-name="T8"> into Chaldea, have to be/ looked for in a quantity of varied and scattered writings. <text:s/>These are/ now a days </text:span><text:span text:style-name="T5">studied</text:span><text:span text:style-name="T8"> sought after by only a few, and fewer still possess/ the ability to lay out their contents systematically./ <text:s/>Hirsch Graetz has accomplished that </text:span><text:span text:style-name="T5">herculean</text:span><text:span text:style-name="T8"> stupendous task./ <text:s/>I myself am not so bold to attempt anything above my mental/ strength, but guided by the faint light I have received,/ I shall try to present to view some points of interest and/ instruction, which </text:span><text:span text:style-name="T5">are</text:span><text:span text:style-name="T8"> may not be within reach of all my hearers./ <text:s/>When Zedekiah, the last king of Judah, had his eyes cruelly/ put out by order of Nebuchadnezzar and was carried in fetters, to Ba-/-bylon to die in a dungeon, the Hebrew nationality was virtually broken/ up. <text:s/>Jeremiah did his utmost to </text:span><text:span text:style-name="T5">prevent</text:span><text:span text:style-name="T8"> avert that </text:span><text:span text:style-name="T5">calamity</text:span><text:span text:style-name="T8"> sad end./ <text:s/>He used the power of inspiration, and his ardent zeal to beg of a/ small number of the poorer classes who had been allowed by/ the conqueror to stay in Palestine, that they would settle down/ peacefully at home and trust in God for a brighter future./ <text:s/>But his endeavours availed nothing. <text:s/>The prophet himself/ who had wished to die in the country of his birth and of his/ love, was forcibly dragged by a party of </text:span><text:span text:style-name="T5">misguided zealots</text:span><text:span text:style-name="T8"> malcontents/</text:span></text:p>
      <text:p text:style-name="P3"><text:span text:style-name="T8"/></text:p>
      <text:p text:style-name="P3"><text:span text:style-name="T8">[Page 4]</text:span></text:p>
      <text:p text:style-name="P3"><text:span text:style-name="T8">to Daphne, in Egypt. <text:s/>From that moment to/ the restoration of the exiles under Cyrus the Great, history is entirely/ silent about the state of our people. <text:s/>We are not told/ anywhere explicitly how our predecessors </text:span><text:span text:style-name="T5">were governed, in the country of</text:span><text:span text:style-name="T8"> stood/ </text:span><text:span text:style-name="T5">their capture</text:span><text:span text:style-name="T8">, in their social, religious and political relations to, the country of their captors./ <text:s/>A Psalm </text:span><text:span text:style-name="T5">which must</text:span><text:span text:style-name="T8"> certainly </text:span><text:span text:style-name="T5">have been</text:span><text:span text:style-name="T8"> composed by a/ patriot who grieved over the fall of Judah, and the Baby-/-lonian bondage--the 137th Psalm--goes for to show a/ keen feeling of </text:span><text:span text:style-name="T5">deep</text:span><text:span text:style-name="T8"> humiliation, and bitter resentment against/ the victors. <text:s/>But no scribe was found, as formerly, to/ chronicle </text:span><text:span text:style-name="T5">facts</text:span><text:span text:style-name="T8"> incidents of weighty importance. <text:s/>We possess, how-/-ver[sic!], two books which indirectly furnish us with consider-/-able historical information--the books of Daniel and Ezekiel./ <text:s/>From the first we may justly argue that Jews though aliens were not/ regarded as an </text:span><text:span text:style-name="T5">lower</text:span><text:span text:style-name="T8"> inferior caste, but that, on the contrary, their/ natural talents were recognized and made use of by/ royalty. <text:s/>For we </text:span><text:span text:style-name="T5">notice</text:span><text:span text:style-name="T8"> perceive that four noted lads of our belief/ --and there may have been many more besides--were supported by the government, and </text:span><text:span text:style-name="T5">taught</text:span><text:span text:style-name="T8"> trained at/ its expense in the language and learning of the Chaldeans./ <text:s/>We may also infer that--comparatively speaking--freedom of worship was/ </text:span><text:soft-page-break/><text:span text:style-name="T8">granted, for when the enemies of Daniel determined to/ destroy that pious Jew, they had to play upon the vanity/</text:span></text:p>
      <text:p text:style-name="P3"><text:span text:style-name="T8"/></text:p>
      <text:p text:style-name="P3"><text:span text:style-name="T8">[Page 5]</text:span></text:p>
      <text:p text:style-name="P3"><text:span text:style-name="T8">of Darius, or Cyaxeres II, and urge him to pro-/-claim himself a </text:span><text:span text:style-name="T5">divinity</text:span><text:span text:style-name="T8"> deity, demanding exclusively divine honors for thirty days--nothing unusual among kings of/ antiquity--in order that the man they hated should be put/ to death for offering them prayers to his own God. <text:s/>Of course, worship/ consisted, </text:span><text:span text:style-name="T5">then,</text:span><text:span text:style-name="T8"> as </text:span><text:span text:style-name="T5">now</text:span><text:span text:style-name="T8"> with us, in praises and </text:span><text:span text:style-name="T5">entreaties [?]</text:span><text:span text:style-name="T8"> entreaties to the Al-/-mighty and not in burnt-sacrifices, which </text:span><text:span text:style-name="T5">had</text:span><text:span text:style-name="T8"> must have immediately ceased at the/ destruction of the Temple. <text:s/>Whether our ancestors/ in Babylon </text:span><text:span text:style-name="T5">possessed</text:span><text:span text:style-name="T8"> had, like ourselves, Synagogues to hold together/ holy convocations and some uniform prayers, cannot be </text:span><text:span text:style-name="T5">positively</text:span><text:span text:style-name="T8"> ascertained with positiveness. <text:s/>A/ legend which may have some foundation, relates that/ the ten thousands transported to Chaldea in the days of Jehoja-/-chin, before the final overthrow, and among whom the/ Bible reckons craftsmen </text:span><text:span text:style-name="T5">and locksmiths</text:span><text:span text:style-name="T8"> of different kinds, built up in the/ city of Nehardea a synagogue, using in its construction/ stones and earth brought over form the Holy Land. <text:s/>Possi-/-bly those outcasts had, as a common ritual, a number of </text:span><text:span text:style-name="T5">ancient</text:span><text:span text:style-name="T8"> psalms of a supplicatory character. <text:s/>For the strokes of misfortune may have softened the/ hearts once hardened in idolatry, so that the Lord, forgotten/ in the land of the fathers, was remembered in the land of the/ foes. <text:s/>But the reformation could not have been very/ general, for Ezekiel, who doubtless was taken to Chaldea/ among the </text:span><text:span text:style-name="T5">very</text:span><text:span text:style-name="T8"> earliest prisoners, though addressing his/ inspired word from afar mostly to the Jews who still/</text:span></text:p>
      <text:p text:style-name="P3"><text:span text:style-name="T8"/></text:p>
      <text:p text:style-name="P3"><text:span text:style-name="T8">[Page 6]</text:span></text:p>
      <text:p text:style-name="P3"><text:span text:style-name="T8">lived in Palestine, reproved nevertheless/ occasionally his brother-exiles for their neglect of/ moral and ceremonial precepts. <text:s/>It is clear that the social and/ religious </text:span><text:span text:style-name="T5">toleration freedom comparatively</text:span><text:span text:style-name="T8"> liberty measurably enjoyed was not taken advantage of/ by all as means to a </text:span><text:span text:style-name="T5">noble</text:span><text:span text:style-name="T8"> righteous end. <text:s/>The crying sin of our/ people in every age; the sin of copying gentilism in </text:span><text:span text:style-name="T5">man-</text:span><text:span text:style-name="T8"> habits/ </text:span><text:span text:style-name="T5">-ners</text:span><text:span text:style-name="T8"> and practices, had hold of a large portion of our/ ancestors exiled from their homes. <text:s/>Hence, we hear Ezekiel/ so rebuke them: "What comes up into your mind shall/ not be at all; when you say 'we will be like other nations,/ like other families of different lands, worshipping[sic!] wood/ and stones.'" <text:s/>It was not the fear of </text:span><text:span text:style-name="T5">persecution</text:span><text:span text:style-name="T8"> being denied rights/ which begot that impious </text:span><text:span text:style-name="T5">thought wish</text:span><text:span text:style-name="T8"> thought, for the political/ condition of the captives would seem to have been more/ than tolerable. <text:s/>We may deduce from several passages of/ the prophet whom I have just quoted, that the Judeans/ were allowed to administer their own affairs, through their elders, and were assigned certain sections of the country to dwell in/ unmolested. </text:span><text:span text:style-name="T5">and were governed by their own princes and elders</text:span><text:span text:style-name="T8"> <text:s/>But it was the same proclivities, against/ which the </text:span><text:span text:style-name="T5">luckless</text:span><text:span text:style-name="T8"> unhappy Jeremiah preached to no purpose in/ the streets of Jerusalem, that called forth the denunciation/ of Ezekiel by the waters of Chebar./</text:span></text:p>
      <text:p text:style-name="P3"><text:span text:style-name="T8">I do not put any faith, however, in the legend of </text:span><text:span text:style-name="T5">some</text:span><text:span text:style-name="T8">/ </text:span></text:p>
      <text:p text:style-name="P3"><text:span text:style-name="T8"/></text:p>
      <text:p text:style-name="P3"><text:span text:style-name="T8">[Page 7]</text:span></text:p>
      <text:p text:style-name="P10"><text:span text:style-name="T3">fathers of the Christian</text:span><text:span text:style-name="T8"> of the primitive </text:span><text:span text:style-name="T3">ancient</text:span><text:span text:style-name="T8"> Christian Church, that the prophet/ of the exile was killed by the people </text:span><text:span text:style-name="T3">it</text:span><text:span text:style-name="T8"> he admonished./ <text:s/>The</text:span><text:span text:style-name="T3">y tell us the same</text:span><text:span text:style-name="T8"> fathers of </text:span><text:span text:style-name="T3">the Christian creed</text:span><text:span text:style-name="T8"> that church, accuse us, without the least authority, </text:span><text:span text:style-name="T3">about</text:span><text:span text:style-name="T8"> of having/ caused also the death of other inspired teachers of Israel, </text:span><text:span text:style-name="T3">with the view</text:span><text:span text:style-name="T8"> in order, I imagine,/ to paint us in the blackest colours. <text:s/>But neither/ do I credit all that Benjamin of Tudela of the twelfth/ century and his contemporary Petachyah of Ratisbon, or/ Regensburg, relate. <text:s/>According to them the grave of/ Ezekiel, which had a magnificent </text:span><text:span text:style-name="T3">edifice on the top</text:span><text:span text:style-name="T8"> mausoleum, </text:span><text:span text:style-name="T3">[?]</text:span><text:span text:style-name="T8"> and other stately edifices around, pos-/-sessed </text:span><text:span text:style-name="T3">vi</text:span><text:span text:style-name="T8"> miraculous powers. <text:s/>And both of them would regale/ us with </text:span><text:span text:style-name="T3">astounding</text:span><text:span text:style-name="T8"> startling stories. <text:s/>Later travellers[sic!] agree that/ the spot near the river Euphrates, called now </text:span><text:span text:style-name="T7">Cabor Rephil</text:span><text:span text:style-name="T8">, and/ pointed out as the tomb of Ezekiel is considered genuine by/ </text:span><text:span text:style-name="T3">Arabs</text:span><text:span text:style-name="T8"> Mohammedans as well as Jews, and it </text:span><text:span text:style-name="T3">is</text:span><text:span text:style-name="T8"> has become an object/ of superstitious </text:span><text:soft-page-break/><text:span text:style-name="T8">reverence. <text:s/>We, my brethren, should pity/ the aberrations of mind which lead men to pay homage to the/ dust of prophets </text:span><text:span text:style-name="T3">man</text:span><text:span text:style-name="T8">. <text:s/>We love and honor </text:span><text:span text:style-name="T3">the</text:span><text:span text:style-name="T8"> not the dry bones, but </text:span><text:span text:style-name="T3">spiritual</text:span><text:span text:style-name="T8"> the ever fresh memory of the illus-/-trious preceptors of our race, as we see it embalmed in the/ effusions of their illumined intellects. <text:s/>The history in/ which we may be engaged for some time, will offer for our/ admiration, individuals, who, without claiming a </text:span><text:span text:style-name="T3">prophetic</text:span><text:span text:style-name="T8"> superhuman vi-/-sion, </text:span><text:span text:style-name="T3">became</text:span><text:span text:style-name="T8"> proved by their saintly wisdom a safe guide and light to the house/ of Israel./</text:span></text:p>
      <text:p text:style-name="P1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5:43:03.28</meta:creation-date>
    <dc:date>2012-11-29T12:30:44.95</dc:date>
    <meta:editing-duration>PT1H38M3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79" meta:word-count="1952" meta:character-count="11993"/>
  </office:meta>
</office:document-meta>
</file>